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opacity="30%" draw:textarea-horizontal-align="left" draw:textarea-vertical-align="top" draw:auto-grow-height="false" draw:shadow-opacity="30%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left" draw:textarea-vertical-align="top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4cm" svg:height="9cm" svg:x="5.5cm" svg:y="1cm">
          <text:p text:style-name="P1">Process subsys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1cm" svg:y="2.5cm">
          <text:p text:style-name="P1"><text:span text:style-name="T1">main(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5cm" svg:height="1cm" svg:x="6.5cm" svg:y="4cm">
          <text:p text:style-name="P1"><text:span text:style-name="T1">initProcesses(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3.5cm" svg:height="1cm" svg:x="15.5cm" svg:y="4cm">
          <draw:glue-point draw:id="4" svg:x="-0.714cm" svg:y="5cm"/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5.5cm" svg:y="7.5cm">
          <draw:glue-point draw:id="4" svg:x="-0.714cm" svg:y="-5cm"/>
          <text:p text:style-name="P1"><text:span text:style-name="T1">Th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9.5cm" svg:y="7cm">
          <text:p text:style-name="P1"><text:span text:style-name="T2">Schedul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cm" svg:y1="5cm" svg:x2="17cm" svg:y2="7.5cm">
          <text:p text:style-name="P1"><text:span text:style-name="T3">m_Threads</text:span></text:p>
        </draw:line>
        <draw:custom-shape draw:style-name="gr2" draw:text-style-name="P3" draw:layer="layout" svg:width="4.5cm" svg:height="1cm" svg:x="6cm" svg:y="8.5cm">
          <text:p text:style-name="P1"><text:span text:style-name="T1">RoundRobinSchedu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11cm" svg:y="8.5cm">
          <text:p text:style-name="P1"><text:span text:style-name="T1">RealTimeSchedule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cm" svg:y1="8cm" svg:x2="8.5cm" svg:y2="8.5cm">
          <text:p/>
        </draw:line>
        <draw:line draw:style-name="gr4" draw:text-style-name="P5" draw:layer="layout" svg:x1="11.5cm" svg:y1="8cm" svg:x2="13cm" svg:y2="8.5cm">
          <text:p/>
        </draw:line>
        <draw:line draw:style-name="gr3" draw:text-style-name="P4" draw:layer="layout" svg:x1="12.5cm" svg:y1="7.5cm" svg:x2="15.5cm" svg:y2="8cm">
          <text:p text:style-name="P1"><text:span text:style-name="T3">m_Threads</text:span></text:p>
        </draw:line>
        <draw:line draw:style-name="gr3" draw:text-style-name="P4" draw:layer="layout" svg:x1="17cm" svg:y1="1cm" svg:x2="17cm" svg:y2="4cm">
          <text:p text:style-name="P1"><text:span text:style-name="T3">g_Processes</text:span></text:p>
        </draw:line>
        <draw:line draw:style-name="gr3" draw:text-style-name="P4" draw:layer="layout" svg:x1="10cm" svg:y1="4.5cm" svg:x2="15.5cm" svg:y2="4.5cm">
          <text:p text:style-name="P1"><text:span text:style-name="T3">m_pKernelProcess</text:span></text:p>
        </draw:line>
        <draw:line draw:style-name="gr3" draw:text-style-name="P4" draw:layer="layout" svg:x1="8.5cm" svg:y1="5cm" svg:x2="11cm" svg:y2="7cm">
          <text:p text:style-name="P1"><text:span text:style-name="T3">m_pShortTermScheduler</text:span></text:p>
        </draw:line>
        <draw:line draw:style-name="gr4" draw:text-style-name="P5" draw:layer="layout" svg:x1="4.5cm" svg:y1="3cm" svg:x2="6.5cm" svg:y2="4.5cm">
          <text:p/>
        </draw:line>
        <draw:custom-shape draw:style-name="gr2" draw:text-style-name="P3" draw:layer="layout" svg:width="4cm" svg:height="1cm" svg:x="10.5cm" svg:y="2.5cm">
          <text:p text:style-name="P1"><text:span text:style-name="T1">longTermSchedule(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4" draw:layer="layout" svg:x1="12.5cm" svg:y1="1cm" svg:x2="12.5cm" svg:y2="2.5cm">
          <text:p text:style-name="P1"><text:span text:style-name="T3">INTERRUPT</text:span></text:p>
        </draw:line>
        <draw:custom-shape draw:style-name="gr5" draw:text-style-name="P1" draw:layer="layout" svg:width="14cm" svg:height="10.5cm" svg:x="5.5cm" svg:y="10.5cm">
          <text:p text:style-name="P1">Memory subsys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6.5cm" svg:y="12cm">
          <text:p text:style-name="P1"><text:span text:style-name="T1">initMemory(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3.5cm" svg:height="1cm" svg:x="15.5cm" svg:y="12cm">
          <draw:glue-point draw:id="4" svg:x="-0.714cm" svg:y="5cm"/>
          <text:p text:style-name="P1"><text:span text:style-name="T1">PageDirector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1-20T12:32:57</meta:creation-date>
    <dc:date>2008-01-20T13:17:06</dc:date>
    <meta:editing-cycles>1</meta:editing-cycles>
    <meta:editing-duration>PT13M18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